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531f3" officeooo:paragraph-rsid="000531f3"/>
    </style:style>
    <style:style style:name="T1" style:family="text">
      <style:text-properties officeooo:rsid="00066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e surface cp for 48&amp;4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hui Wang</meta:initial-creator>
    <meta:creation-date>2018-10-11T17:19:42.035116671</meta:creation-date>
    <dc:date>2018-10-11T17:25:34.290007386</dc:date>
    <dc:creator>Lihui Wang</dc:creator>
    <meta:editing-duration>PT5M51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1" meta:word-count="5" meta:character-count="29" meta:non-whitespace-character-count="24"/>
  </office:meta>
</office:document-meta>
</file>